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729" officeooo:paragraph-rsid="000bc729"/>
    </style:style>
    <style:style style:name="P2" style:family="paragraph" style:parent-style-name="Standard">
      <style:paragraph-properties fo:text-align="start" style:justify-single-word="false"/>
      <style:text-properties officeooo:rsid="000bc729" officeooo:paragraph-rsid="000bc729"/>
    </style:style>
    <style:style style:name="P3" style:family="paragraph" style:parent-style-name="Standard">
      <style:paragraph-properties fo:text-align="start" style:justify-single-word="false"/>
      <style:text-properties officeooo:rsid="000bc729" officeooo:paragraph-rsid="0016470b"/>
    </style:style>
    <style:style style:name="P4" style:family="paragraph" style:parent-style-name="Standard">
      <style:paragraph-properties fo:text-align="start" style:justify-single-word="false"/>
      <style:text-properties officeooo:rsid="000cafe5" officeooo:paragraph-rsid="000cafe5"/>
    </style:style>
    <style:style style:name="P5" style:family="paragraph" style:parent-style-name="Standard">
      <style:paragraph-properties fo:text-align="start" style:justify-single-word="false"/>
      <style:text-properties officeooo:rsid="00136661" officeooo:paragraph-rsid="00136661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text-align="start" style:justify-single-word="false">
        <style:tab-stops>
          <style:tab-stop style:position="3.44cm"/>
        </style:tab-stops>
      </style:paragraph-properties>
      <style:text-properties officeooo:paragraph-rsid="00136661"/>
    </style:style>
    <style:style style:name="T1" style:family="text">
      <style:text-properties officeooo:rsid="000c8a69"/>
    </style:style>
    <style:style style:name="T2" style:family="text">
      <style:text-properties officeooo:rsid="000e765c"/>
    </style:style>
    <style:style style:name="T3" style:family="text">
      <style:text-properties officeooo:rsid="000faaed"/>
    </style:style>
    <style:style style:name="T4" style:family="text">
      <style:text-properties officeooo:rsid="000fb3ae"/>
    </style:style>
    <style:style style:name="T5" style:family="text">
      <style:text-properties officeooo:rsid="001366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8a69" style:font-weight-asian="bold" style:font-weight-complex="bold"/>
    </style:style>
    <style:style style:name="T8" style:family="text">
      <style:text-properties fo:font-weight="bold" officeooo:rsid="00150692" style:font-weight-asian="bold" style:font-weight-complex="bold"/>
    </style:style>
    <style:style style:name="T9" style:family="text">
      <style:text-properties fo:font-weight="normal" officeooo:rsid="00150692" style:font-weight-asian="normal" style:font-weight-complex="normal"/>
    </style:style>
    <style:style style:name="T10" style:family="text">
      <style:text-properties fo:color="#d4d4d4" style:font-name="Droid Sans Mono" fo:font-size="10.5pt" fo:font-weight="normal" fo:background-color="#1e1e1e" loext:char-shading-value="0"/>
    </style:style>
    <style:style style:name="T11" style:family="text">
      <style:text-properties fo:color="#d4d4d4" style:font-name="Droid Sans Mono" fo:font-size="10.5pt" fo:font-weight="normal" fo:background-color="transparent" loext:char-shading-value="0"/>
    </style:style>
    <style:style style:name="T12" style:family="text">
      <style:text-properties fo:color="#d4d4d4" style:font-name="Droid Sans Mono" fo:font-size="10.5pt" fo:font-weight="normal" fo:background-color="transparent" loext:char-shading-value="0"/>
    </style:style>
    <style:style style:name="T13" style:family="text">
      <style:text-properties fo:color="#6666ff" style:font-name="Droid Sans Mono" fo:font-size="10.5pt" fo:font-weight="normal" fo:background-color="transparent" loext:char-shading-value="0"/>
    </style:style>
    <style:style style:name="T14" style:family="text">
      <style:text-properties fo:color="#0000ff" style:font-name="Droid Sans Mono" fo:font-size="10.5pt" fo:font-weight="normal" fo:background-color="transparent" loext:char-shading-value="0"/>
    </style:style>
    <style:style style:name="T15" style:family="text">
      <style:text-properties fo:color="#0000ff" style:font-name="Droid Sans Mono" fo:font-size="10.5pt" fo:font-weight="normal" officeooo:rsid="00189c8b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Application</text:p>
      <text:p text:style-name="P1"/>
      <text:p text:style-name="P1"/>
      <text:p text:style-name="P2">1- J’ai crée 7 components : </text:p>
      <text:p text:style-name="P3"><text:s text:c="4"/><text:span text:style-name="T6">Accueil :</text:span> parent <text:span text:style-name="T4">qui contient l’entete, le contenue de charachter et le pied de page pour que ca <text:s/></text:span></text:p>
      <text:p text:style-name="P3"><text:span text:style-name="T4"><text:s text:c="20"/>soit afficher finalement dans App.vue.</text:span></text:p>
      <text:p text:style-name="P2"><text:s text:c="4"/><text:span text:style-name="T7">header :</text:span><text:span text:style-name="T1"> une entete qui contient </text:span></text:p>
      <text:p text:style-name="P2"><text:s text:c="4"/><text:span text:style-name="T7">footer :</text:span><text:span text:style-name="T1"> le pied de page qui contient la pagination</text:span></text:p>
      <text:p text:style-name="P2"><text:s text:c="4"/><text:span text:style-name="T7">character : </text:span><text:span text:style-name="T9">il appele char-list qui affiche la liste des charachters et leur proprietes.</text:span></text:p>
      <text:p text:style-name="P3"><text:s text:c="4"/><text:span text:style-name="T7">char-list : </text:span><text:span text:style-name="T9">il contient la liste des charachters et leur proprietes et appelle modal pour l’affichage </text:span></text:p>
      <text:p text:style-name="P3"><text:span text:style-name="T9"><text:s text:c="21"/>d’autres détails.</text:span></text:p>
      <text:p text:style-name="P2"><text:s text:c="3"/><text:span text:style-name="T6"><text:s/></text:span><text:span text:style-name="T7">loader </text:span><text:span text:style-name="T1">:permet de visualiser le chargement des pages</text:span></text:p>
      <text:p text:style-name="P2"><text:s text:c="4"/><text:span text:style-name="T7">modal</text:span><text:span text:style-name="T1"> : affiche plus de détails pour chaque chracters</text:span></text:p>
      <text:p text:style-name="P4">2- j’a utilisé : - bootstrapvue</text:p>
      <text:p text:style-name="P4"><text:s text:c="22"/>- <text:span text:style-name="T2">vuejs</text:span></text:p>
      <text:p text:style-name="P4"><text:s text:c="22"/>- <text:span text:style-name="T3">axios</text:span></text:p>
      <text:p text:style-name="P4"><text:s text:c="22"/>- <text:span text:style-name="T3">Api marvel</text:span></text:p>
      <text:p text:style-name="P4"/>
      <text:p text:style-name="P7"><text:span text:style-name="T5">3- Les liens de références : <text:s/></text:span><text:span text:style-name="T14">http://tobiasahlin.com/spinkit/ --&gt; </text:span><text:span text:style-name="T15">sur</text:span><text:span text:style-name="T14"> github: https://github.com/tobiasahlin/SpinKit</text:span></text:p>
      <text:p text:style-name="P6"/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18:15.138606145</meta:creation-date>
    <dc:date>2018-04-16T15:51:41.322591631</dc:date>
    <meta:editing-duration>PT3H23M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1" meta:character-count="885" meta:non-whitespace-character-count="640"/>
  </office:meta>
</office:document-meta>
</file>